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0f0c76"/>
    </style:style>
    <style:style style:name="P2"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16d8cf"/>
    </style:style>
    <style:style style:name="P3" style:family="paragraph" style:parent-style-name="Standard">
      <style:paragraph-properties fo:margin-left="0cm" fo:margin-right="0cm" fo:margin-top="0cm" fo:margin-bottom="0cm" style:contextual-spacing="false" fo:text-align="center" style:justify-single-word="false" fo:text-indent="1.251cm" style:auto-text-indent="false"/>
      <style:text-properties officeooo:paragraph-rsid="000f0c76"/>
    </style:style>
    <style:style style:name="P4"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0c471" officeooo:paragraph-rsid="0010c471"/>
    </style:style>
    <style:style style:name="P5"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3ef62" officeooo:paragraph-rsid="0013ef62"/>
    </style:style>
    <style:style style:name="P6"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49513" officeooo:paragraph-rsid="00149513"/>
    </style:style>
    <style:style style:name="P7"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49513" officeooo:paragraph-rsid="0015003b"/>
    </style:style>
    <style:style style:name="P8"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49513" officeooo:paragraph-rsid="001a84b4"/>
    </style:style>
    <style:style style:name="P9"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49513" officeooo:paragraph-rsid="001bebf6"/>
    </style:style>
    <style:style style:name="P10"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bebf6" officeooo:paragraph-rsid="001bebf6"/>
    </style:style>
    <style:style style:name="P11" style:family="paragraph" style:parent-style-name="Standard" style:master-page-name="Standard">
      <style:paragraph-properties fo:margin-left="0cm" fo:margin-right="0cm" fo:margin-top="0cm" fo:margin-bottom="0cm" style:contextual-spacing="false" fo:text-align="end" style:justify-single-word="false" fo:text-indent="1.251cm" style:auto-text-indent="false" style:page-number="auto"/>
      <style:text-properties officeooo:paragraph-rsid="000f0c76"/>
    </style:style>
    <style:style style:name="P12" style:family="paragraph" style:parent-style-name="Standard" style:list-style-name="L1">
      <style:paragraph-properties fo:margin-top="0cm" fo:margin-bottom="0cm" style:contextual-spacing="false" fo:text-align="justify" style:justify-single-word="false"/>
      <style:text-properties officeooo:rsid="001bebf6" officeooo:paragraph-rsid="001bebf6"/>
    </style:style>
    <style:style style:name="P13" style:family="paragraph" style:parent-style-name="Standard" style:list-style-name="L1" style:master-page-name="">
      <style:paragraph-properties fo:margin-left="0cm" fo:margin-right="0cm" fo:margin-top="0cm" fo:margin-bottom="0cm" style:contextual-spacing="false" fo:text-align="justify" style:justify-single-word="false" fo:text-indent="0cm" style:auto-text-indent="false" style:page-number="auto"/>
      <style:text-properties officeooo:rsid="001bebf6" officeooo:paragraph-rsid="001bebf6"/>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01bebf6" officeooo:paragraph-rsid="001bebf6"/>
    </style:style>
    <style:style style:name="P15" style:family="paragraph" style:parent-style-name="Standard" style:list-style-name="L1" style:master-page-name="">
      <style:paragraph-properties fo:margin-left="1.3cm" fo:margin-right="0cm" fo:margin-top="0cm" fo:margin-bottom="0cm" style:contextual-spacing="false" fo:text-align="justify" style:justify-single-word="false" fo:text-indent="0cm" style:auto-text-indent="false" style:page-number="auto"/>
      <style:text-properties officeooo:rsid="001bebf6" officeooo:paragraph-rsid="001bebf6"/>
    </style:style>
    <style:style style:name="P16" style:family="paragraph" style:parent-style-name="Standard" style:list-style-name="L1">
      <style:paragraph-properties fo:margin-left="1.3cm" fo:margin-right="0cm" fo:margin-top="0cm" fo:margin-bottom="0cm" style:contextual-spacing="false" fo:text-align="justify" style:justify-single-word="false" fo:text-indent="0cm" style:auto-text-indent="false"/>
      <style:text-properties officeooo:rsid="001bebf6" officeooo:paragraph-rsid="001bebf6"/>
    </style:style>
    <style:style style:name="P17" style:family="paragraph" style:parent-style-name="Standard" style:master-page-name="">
      <style:paragraph-properties fo:margin-left="0cm" fo:margin-right="0cm" fo:margin-top="0cm" fo:margin-bottom="0cm" style:contextual-spacing="false" fo:text-align="justify" style:justify-single-word="false" fo:text-indent="1.3cm" style:auto-text-indent="false" style:page-number="auto"/>
      <style:text-properties officeooo:rsid="001bebf6" officeooo:paragraph-rsid="001bebf6"/>
    </style:style>
    <style:style style:name="P18" style:family="paragraph" style:parent-style-name="Standard">
      <style:paragraph-properties fo:margin-left="0cm" fo:margin-right="0cm" fo:margin-top="0cm" fo:margin-bottom="0cm" style:contextual-spacing="false" fo:text-align="justify" style:justify-single-word="false" fo:text-indent="1.3cm" style:auto-text-indent="false"/>
      <style:text-properties officeooo:rsid="001bebf6" officeooo:paragraph-rsid="001bebf6"/>
    </style:style>
    <style:style style:name="P19" style:family="paragraph" style:parent-style-name="Default">
      <style:paragraph-properties fo:margin-left="0cm" fo:margin-right="0cm" fo:line-height="150%" fo:text-align="justify" style:justify-single-word="false" fo:text-indent="1.27cm" style:auto-text-indent="false" fo:background-color="#ffffff">
        <style:background-image/>
      </style:paragraph-properties>
      <style:text-properties officeooo:rsid="00149513" officeooo:paragraph-rsid="001bebf6" fo:background-color="#ffffff"/>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style:font-name="Times New Roman" fo:font-size="14pt" fo:language="uk" fo:country="UA" officeooo:rsid="0010dcdd" style:font-size-asian="14pt" style:font-name-complex="Times New Roman1" style:font-size-complex="14pt"/>
    </style:style>
    <style:style style:name="T3" style:family="text">
      <style:text-properties style:font-name="Times New Roman" fo:font-size="14pt" fo:language="uk" fo:country="UA" officeooo:rsid="000f0c76" style:font-size-asian="14pt" style:font-name-complex="Times New Roman1" style:font-size-complex="14pt"/>
    </style:style>
    <style:style style:name="T4" style:family="text">
      <style:text-properties style:font-name="Times New Roman" fo:font-size="14pt" fo:language="uk" fo:country="UA" officeooo:rsid="0010c471" style:font-size-asian="14pt" style:font-name-complex="Times New Roman1" style:font-size-complex="14pt"/>
    </style:style>
    <style:style style:name="T5" style:family="text">
      <style:text-properties style:font-name="Times New Roman" fo:font-size="14pt" fo:language="uk" fo:country="UA" officeooo:rsid="0013ef62" style:font-size-asian="14pt" style:font-name-complex="Times New Roman1" style:font-size-complex="14pt"/>
    </style:style>
    <style:style style:name="T6" style:family="text">
      <style:text-properties style:font-name="Times New Roman" fo:font-size="14pt" fo:language="uk" fo:country="UA" officeooo:rsid="0015003b" style:font-size-asian="14pt" style:font-name-complex="Times New Roman1" style:font-size-complex="14pt"/>
    </style:style>
    <style:style style:name="T7" style:family="text">
      <style:text-properties style:font-name="Times New Roman" fo:font-size="14pt" fo:language="uk" fo:country="UA" officeooo:rsid="0016d8cf" style:font-size-asian="14pt" style:font-name-complex="Times New Roman1" style:font-size-complex="14pt"/>
    </style:style>
    <style:style style:name="T8" style:family="text">
      <style:text-properties style:font-name="Times New Roman" fo:font-size="14pt" fo:language="uk" fo:country="UA" officeooo:rsid="001a84b4" style:font-size-asian="14pt" style:font-name-complex="Times New Roman1" style:font-size-complex="14pt"/>
    </style:style>
    <style:style style:name="T9" style:family="text">
      <style:text-properties style:font-name="Times New Roman" fo:font-size="14pt" fo:language="uk" fo:country="UA" officeooo:rsid="001bebf6" style:font-size-asian="14pt" style:font-name-complex="Times New Roman1" style:font-size-complex="14pt"/>
    </style:style>
    <style:style style:name="T10" style:family="text">
      <style:text-properties style:font-name="Times New Roman" fo:font-size="14pt" fo:language="uk" fo:country="UA" officeooo:rsid="0015003b" style:letter-kerning="true" style:font-name-asian="Times New Roman1" style:font-size-asian="14pt" style:language-asian="ru" style:country-asian="RU" style:font-name-complex="Times New Roman1" style:font-size-complex="14pt"/>
    </style:style>
    <style:style style:name="T11" style:family="text">
      <style:text-properties style:font-name="Times New Roman" fo:font-size="14pt" fo:language="uk" fo:country="UA" officeooo:rsid="001bebf6" style:letter-kerning="true" style:font-name-asian="Times New Roman1" style:font-size-asian="14pt" style:language-asian="ru" style:country-asian="RU" style:font-name-complex="Times New Roman1" style:font-size-complex="14pt"/>
    </style:style>
    <style:style style:name="T12" style:family="text">
      <style:text-properties style:font-name="Times New Roman" fo:font-size="14pt" style:font-size-asian="14pt"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fo:color="#000000" style:font-name="Times New Roman" fo:font-size="14pt" fo:language="uk" fo:country="UA" style:font-size-asian="14pt" style:font-name-complex="Times New Roman1" style:font-size-complex="14pt"/>
    </style:style>
    <style:style style:name="T15" style:family="text">
      <style:text-properties fo:color="#000000" style:font-name="Times New Roman" fo:font-size="14pt" fo:language="uk" fo:country="UA" officeooo:rsid="000f0c76" style:font-size-asian="14pt" style:font-name-complex="Times New Roman1" style:font-size-complex="14pt"/>
    </style:style>
    <style:style style:name="T16" style:family="text">
      <style:text-properties fo:font-size="14pt" fo:language="uk" fo:country="UA" style:letter-kerning="true" style:font-name-asian="Times New Roman1" style:font-size-asian="14pt" style:language-asian="ru" style:country-asian="RU" style:font-size-complex="14pt"/>
    </style:style>
    <style:style style:name="T17" style:family="text">
      <style:text-properties fo:font-size="14pt" fo:language="uk" fo:country="UA"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МПК6</text:span><text:span text:style-name="T12"> </text:span><text:span text:style-name="T13">G</text:span><text:span text:style-name="T12"> 06 </text:span><text:span text:style-name="T13">F</text:span><text:span text:style-name="T12"> 5/00</text:span></text:p>
      <text:p text:style-name="P3"><text:span text:style-name="T4">ОПИС </text:span><text:span text:style-name="T3">СПОСІБ</text:span><text:span text:style-name="T4">У</text:span><text:span text:style-name="T3"> </text:span><text:span text:style-name="T1">ПЕРЕТВОРЕННЯ ВИГЛЯДУ ДАНИХ З </text:span><text:span text:style-name="T13">JSON</text:span><text:span text:style-name="T1"> ФОРМАТУ У <text:s/>ОБ'ЄКТ</text:span><text:span text:style-name="T2">И</text:span><text:span text:style-name="T1"> НА МОВІ ПРОГРАМУВАННЯ PHP</text:span></text:p>
      <text:p text:style-name="P3"><text:span text:style-name="T1"/></text:p>
      <text:p text:style-name="P1"><text:span text:style-name="T14">Запропонований винахід відноситься до </text:span><text:span text:style-name="T15">способів</text:span><text:span text:style-name="T1"> або засобів перетворення даних, що підлягають обробці, без зміни наповнення, об’єму або послідовності інформації</text:span><text:span text:style-name="T14">.</text:span><text:span text:style-name="T1"> Розроблений клас на мові програмування </text:span><text:span text:style-name="T7">php</text:span><text:span text:style-name="T1"> використовуеться для перетворення вигляду інформації з </text:span><text:span text:style-name="T7">json</text:span><text:span text:style-name="T1"> формату у <text:s/>об</text:span><text:span text:style-name="T7">'</text:span><text:span text:style-name="T1">єкти </text:span><text:span text:style-name="T7">php</text:span><text:span text:style-name="T1">. </text:span></text:p>
      <text:p text:style-name="P9"><text:span text:style-name="T8">За рахунок своеї локонічності у зрівняні з <text:s/>xml, формат </text:span><text:span text:style-name="T6">json </text:span><text:span text:style-name="T8">є найбільш відповідний для подальшої сереалізації структури. </text:span><text:span text:style-name="T9">Оскільки формат </text:span><text:span text:style-name="T7">json </text:span><text:span text:style-name="T9">є підмножиною синтаксиса мови програмування javascript, то він може бути швидко деселіризований встроїними функціями.</text:span><text:span text:style-name="T8"> </text:span></text:p>
      <text:p text:style-name="P9"><text:span text:style-name="T1">Так як у json ф</text:span><text:span text:style-name="T7">айлі</text:span><text:span text:style-name="T1"> можуть зберігатися різні дані, такі як текстові строки, </text:span><text:span text:style-name="T9">об'єкти, значення</text:span><text:span text:style-name="T1"> та масиви, їми легше маніпулювати не у вигляді масиву, що дозволяє робити стандартні методи мови програмування php, а у вигляді об'єктів. При роботі з об'єктами набагато легше відстежувати цілесність та зв'язки даних на кожному етапі роботи з ними. </text:span></text:p>
      <text:p text:style-name="P2"><text:span text:style-name="T1">Подібне перетвореня застосовується у фреймворку «Symfony2». В цьому фреймворку даний спосіб реалізовано за допомогою стороніх </text:span><text:span text:style-name="T4">біблітек</text:span><text:span text:style-name="T1">, що дозволяє більш точну обробку даних. </text:span><text:span text:style-name="T7">Але в </text:span><text:span text:style-name="T1"><text:s/>«Symfony2» </text:span><text:span text:style-name="T7">не передбачене перевірка зв'язків між даними та встановлення залежносі.</text:span></text:p>
      <text:p text:style-name="P4"><text:span text:style-name="T7">Н</text:span><text:span text:style-name="T1">едоліком цього способу у фреймворку «Symfony2» є те, що для використання цього класу необхідно встановлювати весь фреймворк </text:span><text:span text:style-name="T5">та окремі модуля для нього </text:span><text:span text:style-name="T1">та інтегрувати його з проектом користувача. </text:span><text:span text:style-name="T5">Також до недоліків можно віднести те, що відстуність хоча б однієї з додаткових бібліотек привиде до повної непрацездатності усього класу.</text:span></text:p>
      <text:p text:style-name="P4"><text:span text:style-name="T1">До способу перетворення вигляду даних з json формату у об'єкти php, а саме для написання класу на мові програмування php, було взято програмне забезпечення NetBeanse </text:span><text:span text:style-name="T7">IDE 8.0</text:span><text:span text:style-name="T1">. </text:span></text:p>
      <text:p text:style-name="P4"><text:span text:style-name="T1">Обраний програмний продукт дозволяє швидко та без певних зусиль переглянути архетектуру класу, та стандартних бібліотек мови php. Також в <text:s/>NetBeanse є зручні засоби конфігурації як </text:span><text:span text:style-name="T7">усього</text:span><text:span text:style-name="T1"> проект</text:span><text:span text:style-name="T7">а</text:span><text:span text:style-name="T1">, так і окремого класа. </text:span><text:span text:style-name="T5">Найголовніше це те, що дане програмне забезпечення є повністю безкоштовним </text:span><text:span text:style-name="T7">та для нього випускається багато безкотовних додатків</text:span><text:span text:style-name="T5">.</text:span></text:p>
      <text:p text:style-name="P5"><text:span text:style-name="T1">Недоліком цього способу є те, що швидкість обробки даних та їх перетворення на пряму залежить від характеристик серверу та об'єму даних у json файлі. Також до недоліків цього способу можливо додати вагомість додатку. За рахунок того, що клас містить багато функцій для перевірки цілосності даних, та безпосередньо самі функції для перетворення даних, його вагомість збільшуеться.</text:span></text:p>
      <text:p text:style-name="P6"><text:span text:style-name="T1">В основу винаходу поставленна задача перетворення вигляду даних з json формату в об'єкти php, для більш зручної <text:s/>подальшої роботи з даними та простого відстеження цілесності даних на кожному етапі роботи. </text:span></text:p>
      <text:p text:style-name="P8"><text:span text:style-name="T1">Спочатку </text:span><text:span text:style-name="T6">на смортфоні користувача вносяться зміни до файлу </text:span><text:soft-page-break/><text:span text:style-name="T6">конфігурації. Після цього </text:span><text:span text:style-name="T1">формуємо json файл за допомогою стандартних бібліотек в «Android SDK Studio». </text:span><text:span text:style-name="T6">Одразу перевіряємо цілісність отриманого json файлу. Коли усі перевірки виконані та дані у json файлі розташовані відповідно конфігураційного файлу передаємо файл на сервер. На сервері прийнятий json записується до бази даних, на випадок подольшого пошкодження файлу, та приступаемо до декодування та перетворення в php об'єкти. На останьому етапі перевіряемо цілесність даних та їх відповідність до json файлу в базі даних.</text:span></text:p>
      <text:p text:style-name="P7"><text:span text:style-name="T6">Технічний результат, який може бути отриманий при створенні винаходу полягає в отримані можливості збільшення ефективності та швидкості роботи з даними, а також зменшенням часу на обробку даних.</text:span></text:p>
      <text:p text:style-name="P10"><text:span text:style-name="T6">Д</text:span><text:span text:style-name="T1">ЖЕРЕЛА ІНФОРМАЦІЇ</text:span></text:p>
      <text:list xml:id="list4735876473472557679" text:style-name="L1">
        <text:list-item>
          <text:p text:style-name="P12"><text:span text:style-name="T1">Х. Абельсон, Д. Сассман. Структура и интерпретация компьютерных</text:span></text:p>
          <text:p text:style-name="P13"><text:span text:style-name="T1">программ.</text:span></text:p>
        </text:list-item>
        <text:list-item>
          <text:p text:style-name="P15"><text:span text:style-name="T1">Сейбел П. Практический Common Lisp.</text:span></text:p>
        </text:list-item>
        <text:list-item>
          <text:p text:style-name="P16"><text:span text:style-name="T1">Sai Sriparasa. JavaScript and Json Essentials, 2013.</text:span></text:p>
        </text:list-item>
      </text:list>
      <text:p text:style-name="P14"/>
      <text:p text:style-name="P14"/>
      <text:p text:style-name="P17"/>
      <text:p text:style-name="P18"><text:span text:style-name="T1">Автор:<text:tab/><text:tab/><text:tab/><text:tab/><text:tab/><text:tab/><text:tab/><text:tab/>В.С. Погорєл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yslav </meta:initial-creator>
    <meta:creation-date>2014-12-12T00:47:30.579138661</meta:creation-date>
    <dc:date>2014-12-12T03:22:04.053363347</dc:date>
    <dc:creator>vladyslav </dc:creator>
    <meta:editing-duration>PT2H15M7S</meta:editing-duration>
    <meta:editing-cycles>7</meta:editing-cycles>
    <meta:generator>LibreOffice/4.2.3.3$Linux_X86_64 LibreOffice_project/420m0$Build-3</meta:generator>
    <meta:document-statistic meta:table-count="0" meta:image-count="0" meta:object-count="0" meta:page-count="2" meta:paragraph-count="19" meta:word-count="522" meta:character-count="3696" meta:non-whitespace-character-count="3178"/>
  </office:meta>
</office:document-meta>
</file>